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13.407cm"/>
    </style:style>
    <style:style style:name="gr2" style:family="graphic" style:parent-style-name="CodeStyle">
      <style:graphic-properties draw:fill-color="#eeeeee" draw:textarea-vertical-align="middle" draw:auto-grow-height="false" fo:min-height="8.688cm" fo:min-width="13.391cm"/>
    </style:style>
    <style:style style:name="gr3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4" style:family="graphic" style:parent-style-name="CodeStyle">
      <style:graphic-properties fo:min-height="0.848cm"/>
      <style:paragraph-properties style:writing-mode="lr-tb"/>
    </style:style>
    <style:style style:name="gr5" style:family="graphic" style:parent-style-name="CodeStyle">
      <style:graphic-properties draw:fill-color="#ffffff" fo:min-height="0.712cm"/>
      <style:paragraph-properties style:writing-mode="lr-tb"/>
    </style:style>
    <style:style style:name="gr6" style:family="graphic" style:parent-style-name="CodeStyle" style:list-style-name="L1">
      <style:graphic-properties draw:fill="solid" draw:fill-color="#99ccff" fo:min-height="1.048cm"/>
      <style:paragraph-properties style:writing-mode="lr-tb"/>
    </style:style>
    <style:style style:name="gr7" style:family="graphic" style:parent-style-name="CodeStyle">
      <style:graphic-properties draw:fill-color="#ffffff" fo:min-height="0.7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" style:family="graphic" style:parent-style-name="CodeStyle">
      <style:graphic-properties draw:fill="solid" draw:fill-color="#ffffd7" draw:textarea-horizontal-align="right" draw:textarea-vertical-align="bottom" draw:auto-grow-height="false" fo:min-height="3.171cm" fo:min-width="6.346cm" fo:padding-top="0cm" fo:padding-bottom="0.127cm" fo:padding-left="0cm" fo:padding-right="0.127cm"/>
      <style:paragraph-properties style:writing-mode="lr-tb"/>
    </style:style>
    <style:style style:name="gr10" style:family="graphic" style:parent-style-name="CodeStyle">
      <style:graphic-properties draw:textarea-vertical-align="middle" fo:min-height="0.989cm" fo:padding-top="0cm" fo:padding-bottom="0cm" fo:padding-left="0cm" fo:padding-right="0cm"/>
      <style:paragraph-properties style:writing-mode="lr-tb"/>
    </style:style>
    <style:style style:name="gr11" style:family="graphic" style:parent-style-name="CodeStyle">
      <style:graphic-properties draw:fill="solid" draw:fill-color="#3faf46" draw:textarea-vertical-align="middle" fo:min-height="1.565cm"/>
      <style:paragraph-properties style:writing-mode="lr-tb"/>
    </style:style>
    <style:style style:name="gr12" style:family="graphic" style:parent-style-name="CodeStyle">
      <style:graphic-properties draw:textarea-vertical-align="middle" draw:auto-grow-height="false" fo:min-height="1.017cm" fo:min-width="3.388cm"/>
      <style:paragraph-properties style:writing-mode="lr-tb"/>
    </style:style>
    <style:style style:name="gr13" style:family="graphic" style:parent-style-name="CodeStyle">
      <style:graphic-properties draw:textarea-vertical-align="middle" draw:auto-grow-height="false" fo:min-height="0.416cm" fo:min-width="3.811cm"/>
      <style:paragraph-properties style:writing-mode="lr-tb"/>
    </style:style>
    <style:style style:name="gr14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1.423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="Arrowheads_20_3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vertical-align="middle" fo:min-height="0.595cm" fo:padding-top="0.025cm" fo:padding-bottom="0.025cm" fo:padding-left="0.025cm" fo:padding-right="0.025cm"/>
      <style:paragraph-properties style:writing-mode="lr-tb"/>
    </style:style>
    <style:style style:name="gr20" style:family="graphic" style:parent-style-name="CodeStyle">
      <style:graphic-properties draw:textarea-vertical-align="middle" fo:min-height="0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eeeeee"/>
    </style:style>
    <style:style style:name="P2" style:family="paragraph">
      <style:paragraph-properties style:writing-mode="lr-tb"/>
      <style:text-properties style:font-name="LM Mono 12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font-name="LM Mono 121"/>
    </style:style>
    <style:style style:name="P6" style:family="paragraph">
      <style:text-properties style:font-name="LM Mono 121"/>
    </style:style>
    <style:style style:name="P7" style:family="paragraph">
      <loext:graphic-properties draw:fill-color="#ffffff"/>
      <style:paragraph-properties style:writing-mode="lr-tb"/>
      <style:text-properties style:font-name="LM Mono 121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solid" draw:fill-color="#ffffd7"/>
      <style:paragraph-properties style:writing-mode="lr-tb"/>
    </style:style>
    <style:style style:name="P12" style:family="paragraph">
      <loext:graphic-properties draw:fill="solid" draw:fill-color="#3faf46"/>
      <style:paragraph-properties style:writing-mode="lr-tb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M Mono 121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M Mono 121" fo:font-size="12pt" style:font-size-asian="12pt" style:font-size-complex="12pt"/>
    </style:style>
    <style:style style:name="T5" style:family="text">
      <style:text-properties style:font-name="LM Mono 12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255cm" svg:x="7.874cm" svg:y="1.5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097cm" svg:height="9.144cm" svg:x="7.493cm" svg:y="0.3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604cm" svg:height="9.398cm" svg:x="0.127cm" svg:y="0.3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.842cm" svg:height="1.254cm" svg:x="0.508cm" svg:y="1.089cm">
          <draw:text-box>
            <text:p><text:span text:style-name="T1">supervisor</text:span></text:p>
          </draw:text-box>
        </draw:frame>
        <draw:frame draw:style-name="gr4" draw:text-style-name="P2" draw:layer="layout" svg:width="4.445cm" svg:height="1.254cm" svg:x="1.905cm" svg:y="2.515cm">
          <draw:text-box>
            <text:p><text:span text:style-name="T1">cfg-run.sh</text:span></text:p>
          </draw:text-box>
        </draw:frame>
        <draw:frame draw:style-name="gr5" draw:text-style-name="P3" xml:id="id4" draw:id="id4" draw:layer="layout" svg:width="6.477cm" svg:height="1.118cm" svg:x="14.732cm" svg:y="1.878cm">
          <draw:text-box>
            <text:p>Model Shell</text:p>
          </draw:text-box>
        </draw:frame>
        <draw:frame draw:style-name="gr6" draw:text-style-name="P5" xml:id="id3" draw:id="id3" draw:layer="layout" svg:width="9.271cm" svg:height="1.454cm" svg:x="7.112cm" svg:y="0.127cm">
          <draw:text-box>
            <text:p text:style-name="P4"><text:span text:style-name="T1">GA/workflow.swift</text:span></text:p>
          </draw:text-box>
        </draw:frame>
        <draw:frame draw:style-name="gr7" draw:text-style-name="P3" draw:layer="layout" svg:width="5.842cm" svg:height="1.254cm" svg:x="0.508cm" svg:y="5.366cm">
          <draw:text-box>
            <text:p text:style-name="P4"><text:span text:style-name="T1">GA/workflow.sh</text:span></text:p>
          </draw:text-box>
        </draw:frame>
        <draw:frame draw:style-name="gr7" draw:text-style-name="P7" draw:layer="layout" svg:width="5.842cm" svg:height="1.254cm" svg:x="0.508cm" svg:y="6.791cm">
          <draw:text-box>
            <text:p text:style-name="P6"><text:span text:style-name="T1">swift-t</text:span></text:p>
          </draw:text-box>
        </draw:frame>
        <draw:frame draw:style-name="gr8" draw:text-style-name="P9" draw:layer="layout" svg:width="6.604cm" svg:height="1.016cm" svg:x="0.005cm" svg:y="10.468cm">
          <draw:text-box>
            <text:p text:style-name="P8">Login Node</text:p>
          </draw:text-box>
        </draw:frame>
        <draw:frame draw:style-name="gr7" draw:text-style-name="P3" draw:layer="layout" svg:width="5.842cm" svg:height="1.254cm" svg:x="0.508cm" svg:y="8.217cm">
          <draw:text-box>
            <text:p><text:span text:style-name="T1">qsub</text:span>, etc.</text:p>
          </draw:text-box>
        </draw:frame>
        <draw:frame draw:style-name="gr8" draw:text-style-name="P9" draw:layer="layout" svg:width="6.604cm" svg:height="1.016cm" svg:x="8.509cm" svg:y="10.444cm">
          <draw:text-box>
            <text:p text:style-name="P8">Compute Nodes</text:p>
          </draw:text-box>
        </draw:frame>
        <draw:frame draw:style-name="gr7" draw:text-style-name="P3" draw:layer="layout" svg:width="4.826cm" svg:height="1.127cm" svg:x="16.383cm" svg:y="3.143cm">
          <draw:text-box>
            <text:p>Site settings</text:p>
          </draw:text-box>
        </draw:frame>
        <draw:frame draw:style-name="gr7" draw:text-style-name="P7" draw:layer="layout" svg:width="4.445cm" svg:height="1.254cm" svg:x="1.905cm" svg:y="3.94cm">
          <draw:text-box>
            <text:p text:style-name="P6"><text:span text:style-name="T1">env-site.sh</text:span></text:p>
          </draw:text-box>
        </draw:frame>
        <draw:custom-shape draw:style-name="gr9" draw:text-style-name="P11" draw:layer="layout" svg:width="6.529cm" svg:height="3.354cm" svg:x="14.732cm" svg:y="4.466cm">
          <text:p text:style-name="P10">Contai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953cm" svg:height="0.989cm" svg:x="16.129cm" svg:y="4.672cm">
          <draw:text-box>
            <text:p><text:span text:style-name="T1">train.sh</text:span></text:p>
          </draw:text-box>
        </draw:frame>
        <draw:frame draw:style-name="gr11" draw:text-style-name="P12" draw:layer="layout" svg:width="4.826cm" svg:height="1.971cm" svg:x="8.001cm" svg:y="2.994cm">
          <draw:text-box>
            <text:p><text:span text:style-name="T2">DEAP</text:span></text:p>
            <text:p/>
          </draw:text-box>
        </draw:frame>
        <draw:custom-shape draw:style-name="gr12" draw:text-style-name="P13" xml:id="id1" draw:id="id1" draw:layer="layout" svg:width="3.937cm" svg:height="1.651cm" svg:x="10.287cm" svg:y="7.185cm">
          <text:p text:style-name="P13"><text:span text:style-name="T3">Preprocessed</text:span><text:span text:style-name="T3"><text:line-break/></text:span><text:span text:style-name="T3">Data</text:span></text:p>
          <draw:enhanced-geometry svg:viewBox="0 0 88 21600" draw:glue-points="44 ?f6 44 0 0 10800 44 21600 88 10800" draw:text-areas="0 ?f6 88 ?f3" draw:type="can" draw:modifiers="2928.8135593220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layer="layout" svg:width="4.318cm" svg:height="1.143cm" svg:x="8.89cm" svg:y="4.391cm">
          <text:p>GA space</text:p>
          <draw:enhanced-geometry svg:viewBox="0 0 88 21600" draw:glue-points="44 ?f6 44 0 0 10800 44 21600 88 10800" draw:text-areas="0 ?f6 88 ?f3" draw:type="can" draw:modifiers="4048.06866952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" draw:text-style-name="P14" draw:layer="layout" svg:x1="8.382cm" svg:y1="1.597cm" svg:x2="8.382cm" svg:y2="2.994cm">
          <text:p/>
        </draw:line>
        <draw:frame draw:style-name="gr15" draw:text-style-name="P15" draw:layer="layout" svg:width="3.055cm" svg:height="1.673cm" svg:x="10.033cm" svg:y="2.105cm">
          <draw:text-box>
            <text:p>Params</text:p>
          </draw:text-box>
        </draw:frame>
        <draw:frame draw:style-name="gr16" draw:text-style-name="P15" draw:layer="layout" svg:width="2.501cm" svg:height="1.423cm" svg:x="8.548cm" svg:y="1.648cm">
          <draw:text-box>
            <text:p>Results</text:p>
          </draw:text-box>
        </draw:frame>
        <draw:connector draw:style-name="gr17" draw:text-style-name="P14" draw:layer="layout" svg:x1="12.256cm" svg:y1="7.185cm" svg:x2="16.129cm" svg:y2="6.385cm" draw:start-shape="id1" draw:start-glue-point="5" draw:end-shape="id2" draw:end-glue-point="3" svg:d="M12256 7185v-800h3873" svg:viewBox="0 0 3874 801">
          <text:p/>
        </draw:connector>
        <draw:line draw:style-name="gr14" draw:text-style-name="P14" draw:layer="layout" svg:x1="12.573cm" svg:y1="2.994cm" svg:x2="12.573cm" svg:y2="1.597cm">
          <text:p/>
        </draw:line>
        <draw:connector draw:style-name="gr18" draw:text-style-name="P14" draw:layer="layout" svg:x1="16.383cm" svg:y1="0.854cm" svg:x2="17.97cm" svg:y2="1.878cm" draw:start-shape="id3" draw:start-glue-point="1" draw:end-shape="id4" draw:end-glue-point="0" svg:d="M16383 854h1587v1024" svg:viewBox="0 0 1588 1025">
          <text:p/>
        </draw:connector>
        <draw:frame draw:style-name="gr19" draw:text-style-name="P17" draw:layer="layout" svg:width="4.265cm" svg:height="0.645cm" svg:x="10.16cm" svg:y="6.113cm">
          <draw:text-box>
            <text:p text:style-name="P16"><text:span text:style-name="T4">/candle_data_dir</text:span></text:p>
          </draw:text-box>
        </draw:frame>
        <draw:frame draw:style-name="gr19" draw:text-style-name="P19" draw:layer="layout" svg:width="6.604cm" svg:height="0.645cm" svg:x="14.732cm" svg:y="8.583cm">
          <draw:text-box>
            <text:p text:style-name="P18"><text:span text:style-name="T5">/candle_data_dir/MODEL/EXP/RUN/logs</text:span></text:p>
          </draw:text-box>
        </draw:frame>
        <draw:line draw:style-name="gr14" draw:text-style-name="P14" draw:layer="layout" svg:x1="18.034cm" svg:y1="6.804cm" svg:x2="18.034cm" svg:y2="8.582cm">
          <text:p/>
        </draw:line>
        <draw:frame draw:style-name="gr20" draw:text-style-name="P10" xml:id="id2" draw:id="id2" draw:layer="layout" svg:width="4.953cm" svg:height="0.94cm" svg:x="16.129cm" svg:y="5.915cm">
          <draw:text-box>
            <text:p>Cancer Mode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gradient-name="Gradient_20_1" draw:fill-hatch-name="Red_20_90_20_Degrees_20_Crossed_20_1" draw:fill-image-name="Bitmap_20_1" draw:fill-image-width="0cm" draw:fill-image-height="0cm" fo:min-height="0.721cm" fo:padding-top="0.203cm" fo:padding-bottom="0.203cm" fo:padding-left="0.254cm" fo:padding-right="0.254cm" draw:shadow="visible" draw:shadow-offset-x="0.102cm" draw:shadow-offset-y="0.102cm"/>
      <style:paragraph-properties fo:text-align="center"/>
      <style:text-properties style:font-name="Lucida Sans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29T11:40:28.442000000</meta:creation-date>
    <dc:date>2024-09-04T15:09:50.379584923</dc:date>
    <meta:editing-duration>PT1H7M36S</meta:editing-duration>
    <meta:editing-cycles>33</meta:editing-cycles>
    <meta:generator>LibreOffice/7.3.7.2$Linux_X86_64 LibreOffice_project/30$Build-2</meta:generator>
    <meta:document-statistic meta:object-count="29"/>
  </office:meta>
</office:document-meta>
</file>